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a523" officeooo:paragraph-rsid="0004a523"/>
    </style:style>
    <style:style style:name="P2" style:family="paragraph" style:parent-style-name="Standard">
      <style:text-properties style:font-name="Arial" fo:font-size="11pt" officeooo:rsid="0008679f" officeooo:paragraph-rsid="000bb850" style:font-size-asian="11pt" style:font-size-complex="11pt"/>
    </style:style>
    <style:style style:name="P3" style:family="paragraph" style:parent-style-name="Standard">
      <style:text-properties style:font-name="Arial" fo:font-size="11pt" officeooo:rsid="0004a523" officeooo:paragraph-rsid="0004a523" style:font-size-asian="11pt" style:font-size-complex="11pt"/>
    </style:style>
    <style:style style:name="P4" style:family="paragraph" style:parent-style-name="Standard">
      <style:text-properties style:font-name="Arial" fo:font-size="11pt" officeooo:rsid="0005bf09" officeooo:paragraph-rsid="0005bf09" style:font-size-asian="11pt" style:font-size-complex="11pt"/>
    </style:style>
    <style:style style:name="P5" style:family="paragraph" style:parent-style-name="Standard">
      <style:text-properties style:font-name="Arial" fo:font-size="11pt" officeooo:rsid="0005bf09" officeooo:paragraph-rsid="000bb850" style:font-size-asian="11pt" style:font-size-complex="11pt"/>
    </style:style>
    <style:style style:name="P6" style:family="paragraph" style:parent-style-name="Standard">
      <style:text-properties style:font-name="Arial" fo:font-size="11pt" officeooo:rsid="000a1c54" officeooo:paragraph-rsid="000a1c54" style:font-size-asian="11pt" style:font-size-complex="11pt"/>
    </style:style>
    <style:style style:name="P7" style:family="paragraph" style:parent-style-name="Standard">
      <style:text-properties style:font-name="Arial" fo:font-size="11pt" officeooo:rsid="000a1c54" officeooo:paragraph-rsid="000d88ae" style:font-size-asian="11pt" style:font-size-complex="11pt"/>
    </style:style>
    <style:style style:name="P8" style:family="paragraph" style:parent-style-name="Standard">
      <style:text-properties style:font-name="Arial" fo:font-size="11pt" officeooo:rsid="000bb850" officeooo:paragraph-rsid="000bb850" style:font-size-asian="11pt" style:font-size-complex="11pt"/>
    </style:style>
    <style:style style:name="P9" style:family="paragraph" style:parent-style-name="Standard">
      <style:text-properties style:font-name="Arial" fo:font-size="11pt" officeooo:rsid="000e7f62" officeooo:paragraph-rsid="000e7f62" style:font-size-asian="11pt" style:font-size-complex="11pt"/>
    </style:style>
    <style:style style:name="P10" style:family="paragraph" style:parent-style-name="Standard">
      <style:text-properties style:font-name="Arial" fo:font-size="10pt" fo:font-style="italic" officeooo:rsid="000bb850" officeooo:paragraph-rsid="000bb850" style:font-size-asian="10pt" style:font-style-asian="italic" style:font-size-complex="10pt" style:font-style-complex="italic"/>
    </style:style>
    <style:style style:name="P11" style:family="paragraph" style:parent-style-name="Standard">
      <style:text-properties style:font-name="Arial" fo:font-size="10pt" fo:font-style="italic" officeooo:rsid="0008679f" officeooo:paragraph-rsid="0008679f" style:font-size-asian="10pt" style:font-style-asian="italic" style:font-size-complex="10pt" style:font-style-complex="italic"/>
    </style:style>
    <style:style style:name="P12" style:family="paragraph" style:parent-style-name="Standard">
      <style:text-properties officeooo:paragraph-rsid="0004a523"/>
    </style:style>
    <style:style style:name="P13" style:family="paragraph" style:parent-style-name="Standard">
      <style:text-properties fo:color="#ffffff" loext:opacity="100%" fo:font-size="11pt" fo:font-weight="bold" officeooo:rsid="0004a523" officeooo:paragraph-rsid="0004a523" fo:background-color="#000000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ffffff" loext:opacity="100%" style:font-name="Andale Mono" fo:font-size="12pt" fo:font-weight="bold" officeooo:rsid="000fd7db" officeooo:paragraph-rsid="000fd7db" fo:background-color="#000000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ffffff" loext:opacity="100%" style:font-name="Andale Mono" fo:font-size="12pt" fo:font-weight="bold" officeooo:rsid="000fd7db" officeooo:paragraph-rsid="0010f95e" fo:background-color="#000000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ffffff" loext:opacity="100%" style:font-name="Andale Mono" fo:font-size="12pt" fo:font-weight="bold" officeooo:rsid="000fd7db" officeooo:paragraph-rsid="001242f7" fo:background-color="#000000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ffff" loext:opacity="100%" style:font-name="Andale Mono" fo:font-size="12pt" fo:font-weight="bold" officeooo:rsid="0004a523" officeooo:paragraph-rsid="000fd7db" fo:background-color="#000000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ffffff" loext:opacity="100%" style:font-name="Andale Mono" fo:font-size="12pt" fo:font-weight="bold" officeooo:rsid="0004a523" officeooo:paragraph-rsid="0010f95e" fo:background-color="#000000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ffff" loext:opacity="100%" style:font-name="Andale Mono" fo:font-size="12pt" fo:font-weight="bold" officeooo:rsid="0010f95e" officeooo:paragraph-rsid="0010f95e" fo:background-color="#000000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ffffff" loext:opacity="100%" style:font-name="Andale Mono" fo:font-size="12pt" fo:font-weight="bold" officeooo:rsid="0010f95e" officeooo:paragraph-rsid="001242f7" fo:background-color="#000000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ffffff" loext:opacity="100%" style:font-name="Andale Mono" fo:font-size="12pt" fo:font-weight="bold" officeooo:rsid="001242f7" officeooo:paragraph-rsid="001242f7" fo:background-color="#000000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e8eaed" loext:opacity="100%" style:font-name="Andale Mono" fo:font-size="12pt" fo:letter-spacing="normal" fo:font-style="normal" fo:font-weight="bold" officeooo:rsid="000fd7db" officeooo:paragraph-rsid="000fd7db" fo:background-color="#000000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e8eaed" loext:opacity="100%" style:font-name="Andale Mono" fo:font-size="12pt" fo:letter-spacing="normal" fo:font-style="normal" fo:font-weight="bold" officeooo:rsid="000fd7db" officeooo:paragraph-rsid="0010f95e" fo:background-color="#000000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4pt" officeooo:rsid="000fd7db" officeooo:paragraph-rsid="000fd7db" style:font-size-asian="14pt" style:font-size-complex="14pt"/>
    </style:style>
    <style:style style:name="P25" style:family="paragraph" style:parent-style-name="Standard">
      <style:text-properties style:font-name="Arial" fo:font-size="11pt" officeooo:rsid="000bb850" officeooo:paragraph-rsid="000bb850" style:font-size-asian="11pt" style:font-size-complex="11pt"/>
    </style:style>
    <style:style style:name="P26" style:family="paragraph" style:parent-style-name="Standard">
      <style:text-properties style:font-name="Arial" fo:font-size="11pt" officeooo:rsid="000fd7db" officeooo:paragraph-rsid="000fd7db" style:font-size-asian="11pt" style:font-size-complex="11pt"/>
    </style:style>
    <style:style style:name="P27" style:family="paragraph" style:parent-style-name="Standard">
      <style:text-properties style:font-name="Arial" fo:font-size="15pt" officeooo:rsid="0010f95e" officeooo:paragraph-rsid="0010f95e" style:font-size-asian="15pt" style:font-size-complex="15pt"/>
    </style:style>
    <style:style style:name="P28" style:family="paragraph" style:parent-style-name="Standard">
      <style:text-properties style:font-name="Arial" fo:font-size="20pt" fo:font-style="normal" style:text-underline-style="solid" style:text-underline-width="auto" style:text-underline-color="font-color" fo:font-weight="bold" officeooo:rsid="0010f95e" officeooo:paragraph-rsid="0010f95e" style:font-size-asian="20pt" style:font-style-asian="normal" style:font-weight-asian="bold" style:font-size-complex="20pt" style:font-style-complex="normal" style:font-weight-complex="bold"/>
    </style:style>
    <style:style style:name="P29" style:family="paragraph" style:parent-style-name="Standard">
      <style:text-properties style:font-name="Andale Mono" fo:font-size="12pt" officeooo:rsid="000fd7db" officeooo:paragraph-rsid="000fd7db" style:font-size-asian="12pt" style:font-size-complex="12pt"/>
    </style:style>
    <style:style style:name="P30" style:family="paragraph" style:parent-style-name="Standard">
      <style:text-properties style:font-name="Andale Mono" fo:font-size="12pt" officeooo:rsid="000fd7db" officeooo:paragraph-rsid="0010f95e" style:font-size-asian="12pt" style:font-size-complex="12pt"/>
    </style:style>
    <style:style style:name="P31" style:family="paragraph" style:parent-style-name="Standard">
      <style:text-properties style:font-name="Andale Mono" fo:font-size="12pt" officeooo:rsid="0010f95e" officeooo:paragraph-rsid="0010f95e" style:font-size-asian="12pt" style:font-size-complex="12pt"/>
    </style:style>
    <style:style style:name="P32" style:family="paragraph" style:parent-style-name="Standard">
      <style:text-properties style:font-name="Andale Mono" fo:font-size="12pt" officeooo:rsid="0004a523" officeooo:paragraph-rsid="0010f95e" style:font-size-asian="12pt" style:font-size-complex="12pt"/>
    </style:style>
    <style:style style:name="T1" style:family="text">
      <style:text-properties officeooo:rsid="0004a523"/>
    </style:style>
    <style:style style:name="T2" style:family="text">
      <style:text-properties style:font-name="Andale Mono"/>
    </style:style>
    <style:style style:name="T3" style:family="text">
      <style:text-properties officeooo:rsid="0005bf09"/>
    </style:style>
    <style:style style:name="T4" style:family="text">
      <style:text-properties officeooo:rsid="00068435"/>
    </style:style>
    <style:style style:name="T5" style:family="text">
      <style:text-properties officeooo:rsid="0008679f"/>
    </style:style>
    <style:style style:name="T6" style:family="text">
      <style:text-properties fo:font-size="24pt" fo:font-weight="bold" officeooo:rsid="0008679f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04a523" style:font-size-asian="24pt" style:font-weight-asian="bold" style:font-size-complex="24pt" style:font-weight-complex="bold"/>
    </style:style>
    <style:style style:name="T8" style:family="text">
      <style:text-properties officeooo:rsid="000a1c54"/>
    </style:style>
    <style:style style:name="T9" style:family="text">
      <style:text-properties officeooo:rsid="000bb850"/>
    </style:style>
    <style:style style:name="T10" style:family="text">
      <style:text-properties officeooo:rsid="000d88ae"/>
    </style:style>
    <style:style style:name="T11" style:family="text">
      <style:text-properties officeooo:rsid="000fd7db"/>
    </style:style>
    <style:style style:name="T12" style:family="text">
      <style:text-properties officeooo:rsid="000e7f62"/>
    </style:style>
    <style:style style:name="T13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14" style:family="text">
      <style:text-properties fo:color="#ffffff" loext:opacity="100%" fo:font-weight="bold" officeooo:rsid="0010f95e" fo:background-color="#000000" loext:char-shading-value="0" style:font-weight-asian="bold" style:font-weight-complex="bold"/>
    </style:style>
    <style:style style:name="T15" style:family="text">
      <style:text-properties fo:color="#ffffff" loext:opacity="100%" fo:font-weight="bold" officeooo:rsid="001242f7" fo:background-color="#000000" loext:char-shading-value="0" style:font-weight-asian="bold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officeooo:rsid="0010f95e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124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M</text:span><text:span text:style-name="T7">aquette </text:span><text:span text:style-name="T6">sudoku SAE 1.01</text:span><text:span text:style-name="T1"> </text:span></text:p>
      <text:p text:style-name="P12"/>
      <text:p text:style-name="P24">Présentation de l’affichage graphique, semblable au résultat final (mais affiché dans un terminal)</text:p>
      <text:p text:style-name="P24"/>
      <text:p text:style-name="P24">1) Leu jeu commence avec un message de bienvenue, un présentation des règles du jeu et une présentation de la grille</text:p>
      <text:p text:style-name="P1"/>
      <text:p text:style-name="P13"><text:span text:style-name="T2"/></text:p>
      <text:p text:style-name="P14">Bienvenue dans le jeu du sudoku. Les règles sont les suivantes : <text:s text:c="10"/></text:p>
      <text:p text:style-name="P14"><text:s text:c="75"/></text:p>
      <text:p text:style-name="P22">vous devez compléter chaque case avec un chiffre allant de 1 à 9 en <text:s text:c="7"/>respectant simultanément les trois contraintes suivantes : <text:s text:c="14"/></text:p>
      <text:p text:style-name="P22">- Le chiffre ne doit pas déjà se trouver sur la même colonne. <text:s text:c="11"/></text:p>
      <text:p text:style-name="P22">- Le chiffre ne doit pas déjà se trouver la même ligne. <text:s text:c="18"/></text:p>
      <text:p text:style-name="P22">- Le chiffre ne doit pas se trouver dans la même case (case 3x3 <text:s text:c="16"/>délimitée par || et =====). <text:s text:c="45"/></text:p>
      <text:p text:style-name="P22"><text:s text:c="78"/></text:p>
      <text:p text:style-name="P23">Pour compléter ces cases, vous devez dans un premier temps <text:s text:c="17"/>séléctionner la case voulue (par exemple C4 pour la case de la <text:s text:c="6"/>colonne C a la ligne 4) puis y entrer le chiffre <text:s/>voulu. <text:s text:c="12"/></text:p>
      <text:p text:style-name="P23"><text:span text:style-name="T17">Pour arreter le jeu, entrez le caractère ‘*’ au lieu d’une case</text:span> <text:s text:c="59"/></text:p>
      <text:p text:style-name="P14"><text:s text:c="80"/></text:p>
      <text:p text:style-name="P14">Voici la grille a compléter, c’est parti !<text:tab/><text:tab/><text:tab/><text:tab/><text:tab/><text:tab/></text:p>
      <text:p text:style-name="P14"><text:s text:c="80"/></text:p>
      <text:p text:style-name="P17">*|| <text:span text:style-name="T12">A</text:span> | <text:span text:style-name="T12">B</text:span> | <text:span text:style-name="T12">C</text:span> |<text:span text:style-name="T3">|</text:span> <text:span text:style-name="T12">D</text:span> | <text:span text:style-name="T12">E</text:span> | <text:span text:style-name="T12">F</text:span> |<text:span text:style-name="T3">|</text:span> <text:span text:style-name="T12">G</text:span> | <text:span text:style-name="T12">H</text:span> | <text:span text:style-name="T12">I</text:span> 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1|| <text:s text:c="2"/>| <text:s text:c="2"/>| <text:s text:c="2"/>|<text:span text:style-name="T3">|</text:span> <text:s text:c="2"/>| <text:span text:style-name="T4">8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53"/></text:span></text:p>
      <text:p text:style-name="P17">2|| <text:s text:c="2"/>| <text:s text:c="2"/>| <text:s text:c="2"/>|<text:span text:style-name="T3">|</text:span> <text:s text:c="2"/>| <text:s text:c="2"/>| <text:s text:c="2"/>|<text:span text:style-name="T3">|</text:span> <text:span text:style-name="T4">4</text:span> | <text:s text:c="2"/>| <text:span text:style-name="T4">6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3|| <text:span text:style-name="T4">9</text:span> | <text:s text:c="2"/>| <text:span text:style-name="T4">7</text:span> |<text:span text:style-name="T3">|</text:span> <text:span text:style-name="T4">5</text:span> | <text:s text:c="2"/>| <text:span text:style-name="T4">2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4|| <text:s text:c="2"/>| <text:span text:style-name="T4">2</text:span> | <text:s text:c="2"/>|<text:span text:style-name="T3">|</text:span> <text:s text:c="2"/>| <text:s text:c="2"/>| <text:span text:style-name="T4">1</text:span> |<text:span text:style-name="T3">|</text:span> <text:s text:c="2"/>| <text:s text:c="2"/>| <text:span text:style-name="T4">8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5|| <text:s text:c="2"/>| <text:s text:c="2"/>| <text:span text:style-name="T4">9</text:span> |<text:span text:style-name="T3">|</text:span> <text:span text:style-name="T4">8</text:span> | <text:span text:style-name="T4">3</text:span> | <text:s text:c="2"/>|<text:span text:style-name="T3">|</text:span> <text:span text:style-name="T4">5</text:span> 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6|| <text:s text:c="2"/>| <text:span text:style-name="T4">6</text:span> | <text:s text:c="2"/>|<text:span text:style-name="T3">|</text:span> <text:s text:c="2"/>| <text:s text:c="2"/>| <text:span text:style-name="T4">4</text:span> |<text:span text:style-name="T3">|</text:span> <text:s text:c="2"/>| <text:s text:c="2"/>| <text:span text:style-name="T4">9</text:span> 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7|| <text:span text:style-name="T4">1</text:span> | <text:s text:c="2"/>| <text:span text:style-name="T4">8</text:span> |<text:span text:style-name="T3">|</text:span> <text:span text:style-name="T4">3</text:span> | <text:s text:c="2"/>| <text:span text:style-name="T4">9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8|| <text:s text:c="2"/>| <text:s text:c="2"/>| <text:s text:c="2"/>|<text:span text:style-name="T3">|</text:span> <text:s text:c="2"/>| <text:s text:c="2"/>| <text:s text:c="2"/>|<text:span text:style-name="T3">|</text:span> <text:span text:style-name="T4">8</text:span> | <text:s text:c="2"/>| <text:span text:style-name="T4">2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9|| <text:s text:c="2"/>| <text:s text:c="2"/>| <text:s text:c="2"/>|<text:span text:style-name="T3">|</text:span> <text:s text:c="2"/>| <text:span text:style-name="T4">7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4"><text:s text:c="81"/></text:p>
      <text:p text:style-name="P8"/>
      <text:p text:style-name="P8"/>
      <text:p text:style-name="P26"><text:soft-page-break/><text:span text:style-name="T16">Maintenant que le jeu a commencé, l’utilisateur doit choisir une case puis y entrer un nombre. Voici le cas ou tout se passe bien</text:span> </text:p>
      <text:p text:style-name="P14"><text:span text:style-name="T1">*|| </text:span><text:span text:style-name="T12">A</text:span><text:span text:style-name="T1"> | </text:span><text:span text:style-name="T12">B</text:span><text:span text:style-name="T1"> | </text:span><text:span text:style-name="T12">C</text:span><text:span text:style-name="T1"> |</text:span><text:span text:style-name="T3">|</text:span><text:span text:style-name="T1"> </text:span><text:span text:style-name="T12">D</text:span><text:span text:style-name="T1"> | </text:span><text:span text:style-name="T12">E</text:span><text:span text:style-name="T1"> | </text:span><text:span text:style-name="T12">F</text:span><text:span text:style-name="T1"> |</text:span><text:span text:style-name="T3">|</text:span><text:span text:style-name="T1"> </text:span><text:span text:style-name="T12">G</text:span><text:span text:style-name="T1"> | </text:span><text:span text:style-name="T12">H</text:span><text:span text:style-name="T1"> | </text:span><text:span text:style-name="T12">I</text:span><text:span text:style-name="T1"> |</text:span><text:span text:style-name="T4">|</text:span> <text:s text:c="26"/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1|| <text:s text:c="2"/>| <text:s text:c="2"/>| <text:s text:c="2"/>|<text:span text:style-name="T3">|</text:span> <text:s text:c="2"/>| <text:span text:style-name="T4">8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53"/></text:span></text:p>
      <text:p text:style-name="P17">2|| <text:s text:c="2"/>| <text:s text:c="2"/>| <text:s text:c="2"/>|<text:span text:style-name="T3">|</text:span> <text:s text:c="2"/>| <text:s text:c="2"/>| <text:s text:c="2"/>|<text:span text:style-name="T3">|</text:span> <text:span text:style-name="T4">4</text:span> | <text:s text:c="2"/>| <text:span text:style-name="T4">6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3|| <text:span text:style-name="T4">9</text:span> | <text:s text:c="2"/>| <text:span text:style-name="T4">7</text:span> |<text:span text:style-name="T3">|</text:span> <text:span text:style-name="T4">5</text:span> | <text:s text:c="2"/>| <text:span text:style-name="T4">2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4|| <text:s text:c="2"/>| <text:span text:style-name="T4">2</text:span> | <text:s text:c="2"/>|<text:span text:style-name="T3">|</text:span> <text:s text:c="2"/>| <text:s text:c="2"/>| <text:span text:style-name="T4">1</text:span> |<text:span text:style-name="T3">|</text:span> <text:s text:c="2"/>| <text:s text:c="2"/>| <text:span text:style-name="T4">8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5|| <text:s text:c="2"/>| <text:s text:c="2"/>| <text:span text:style-name="T4">9</text:span> |<text:span text:style-name="T3">|</text:span> <text:span text:style-name="T4">8</text:span> | <text:span text:style-name="T4">3</text:span> | <text:s text:c="2"/>|<text:span text:style-name="T3">|</text:span> <text:span text:style-name="T4">5</text:span> 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6|| <text:s text:c="2"/>| <text:span text:style-name="T4">6</text:span> | <text:s text:c="2"/>|<text:span text:style-name="T3">|</text:span> <text:s text:c="2"/>| <text:s text:c="2"/>| <text:span text:style-name="T4">4</text:span> |<text:span text:style-name="T3">|</text:span> <text:s text:c="2"/>| <text:s text:c="2"/>| <text:span text:style-name="T4">9</text:span> 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7">7|| <text:span text:style-name="T4">1</text:span> | <text:s text:c="2"/>| <text:span text:style-name="T4">8</text:span> |<text:span text:style-name="T3">|</text:span> <text:span text:style-name="T4">3</text:span> | <text:s text:c="2"/>| <text:span text:style-name="T4">9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8|| <text:s text:c="2"/>| <text:s text:c="2"/>| <text:s text:c="2"/>|<text:span text:style-name="T3">|</text:span> <text:s text:c="2"/>| <text:s text:c="2"/>| <text:s text:c="2"/>|<text:span text:style-name="T3">|</text:span> <text:span text:style-name="T4">8</text:span> | <text:s text:c="2"/>| <text:span text:style-name="T4">2</text:span> |<text:span text:style-name="T4">|</text:span><text:span text:style-name="T11"> <text:s text:c="26"/></text:span></text:p>
      <text:p text:style-name="P17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7">9|| <text:s text:c="2"/>| <text:s text:c="2"/>| <text:s text:c="2"/>|<text:span text:style-name="T3">|</text:span> <text:s text:c="2"/>| <text:span text:style-name="T4">7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7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4"><text:s text:c="69"/></text:p>
      <text:p text:style-name="P14">Entrez la case dans laquelle placer un chiffre :<text:tab/><text:tab/><text:tab/><text:tab/><text:tab/> </text:p>
      <text:p text:style-name="P14">E8<text:tab/><text:tab/><text:tab/><text:tab/><text:tab/><text:tab/><text:tab/><text:tab/><text:tab/><text:tab/><text:tab/><text:tab/><text:tab/><text:tab/> <text:s/></text:p>
      <text:p text:style-name="P30"><text:span text:style-name="T13">Entrez le chiffre a placer dans la case E8 : <text:s text:c="69"/></text:span></text:p>
      <text:p text:style-name="P29"><text:span text:style-name="T13">1<text:tab/><text:tab/><text:tab/><text:tab/><text:tab/><text:tab/><text:tab/><text:tab/><text:tab/><text:tab/><text:tab/><text:tab/><text:tab/><text:tab/></text:span></text:p>
      <text:p text:style-name="P15"><text:span text:style-name="T17">Saisie effectuée.</text:span> <text:tab/><text:tab/><text:tab/><text:tab/><text:tab/><text:tab/><text:tab/><text:tab/><text:tab/><text:tab/><text:tab/></text:p>
      <text:p text:style-name="P15"><text:s text:c="79"/></text:p>
      <text:p text:style-name="P18">*|| <text:span text:style-name="T12">A</text:span> | <text:span text:style-name="T12">B</text:span> | <text:span text:style-name="T12">C</text:span> |<text:span text:style-name="T3">|</text:span> <text:span text:style-name="T12">D</text:span> | <text:span text:style-name="T12">E</text:span> | <text:span text:style-name="T12">F</text:span> |<text:span text:style-name="T3">|</text:span> <text:span text:style-name="T12">G</text:span> | <text:span text:style-name="T12">H</text:span> | <text:span text:style-name="T12">I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1|| <text:s text:c="2"/>| <text:s text:c="2"/>| <text:s text:c="2"/>|<text:span text:style-name="T3">|</text:span> <text:s text:c="2"/>| <text:span text:style-name="T4">8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53"/></text:span></text:p>
      <text:p text:style-name="P18">2|| <text:s text:c="2"/>| <text:s text:c="2"/>| <text:s text:c="2"/>|<text:span text:style-name="T3">|</text:span> <text:s text:c="2"/>| <text:s text:c="2"/>| <text:s text:c="2"/>|<text:span text:style-name="T3">|</text:span> <text:span text:style-name="T4">4</text:span> | <text:s text:c="2"/>| <text:span text:style-name="T4">6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3|| <text:span text:style-name="T4">9</text:span> | <text:s text:c="2"/>| <text:span text:style-name="T4">7</text:span> |<text:span text:style-name="T3">|</text:span> <text:span text:style-name="T4">5</text:span> | <text:s text:c="2"/>| <text:span text:style-name="T4">2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4|| <text:s text:c="2"/>| <text:span text:style-name="T4">2</text:span> | <text:s text:c="2"/>|<text:span text:style-name="T3">|</text:span> <text:s text:c="2"/>| <text:s text:c="2"/>| <text:span text:style-name="T4">1</text:span> |<text:span text:style-name="T3">|</text:span> <text:s text:c="2"/>| <text:s text:c="2"/>| <text:span text:style-name="T4">8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5|| <text:s text:c="2"/>| <text:s text:c="2"/>| <text:span text:style-name="T4">9</text:span> |<text:span text:style-name="T3">|</text:span> <text:span text:style-name="T4">8</text:span> | <text:span text:style-name="T4">3</text:span> | <text:s text:c="2"/>|<text:span text:style-name="T3">|</text:span> <text:span text:style-name="T4">5</text:span> 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6|| <text:s text:c="2"/>| <text:span text:style-name="T4">6</text:span> | <text:s text:c="2"/>|<text:span text:style-name="T3">|</text:span> <text:s text:c="2"/>| <text:s text:c="2"/>| <text:span text:style-name="T4">4</text:span> |<text:span text:style-name="T3">|</text:span> <text:s text:c="2"/>| <text:s text:c="2"/>| <text:span text:style-name="T4">9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7|| <text:span text:style-name="T4">1</text:span> | <text:s text:c="2"/>| <text:span text:style-name="T4">8</text:span> |<text:span text:style-name="T3">|</text:span> <text:span text:style-name="T4">3</text:span> | <text:s text:c="2"/>| <text:span text:style-name="T4">9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8|| <text:s text:c="2"/>| <text:s text:c="2"/>| <text:s text:c="2"/>|<text:span text:style-name="T3">|</text:span> <text:s text:c="2"/>| <text:span text:style-name="T17">1</text:span> | <text:s text:c="2"/>|<text:span text:style-name="T3">|</text:span> <text:span text:style-name="T4">8</text:span> | <text:s text:c="2"/>| <text:span text:style-name="T4">2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9|| <text:s text:c="2"/>| <text:s text:c="2"/>| <text:s text:c="2"/>|<text:span text:style-name="T3">|</text:span> <text:s text:c="2"/>| <text:span text:style-name="T4">7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7"/></text:span></text:p>
      <text:p text:style-name="P27"><text:soft-page-break/></text:p>
      <text:p text:style-name="P28">Voici maintenant certains cas d’erreur</text:p>
      <text:p text:style-name="P27"/>
      <text:p text:style-name="P27">1<text:span text:style-name="T18">er</text:span> cas : La case entrée n’est pas valide</text:p>
      <text:p text:style-name="P8"/>
      <text:p text:style-name="P8"/>
      <text:p text:style-name="P18">*|| <text:span text:style-name="T12">A</text:span> | <text:span text:style-name="T12">B</text:span> | <text:span text:style-name="T12">C</text:span> |<text:span text:style-name="T3">|</text:span> <text:span text:style-name="T12">D</text:span> | <text:span text:style-name="T12">E</text:span> | <text:span text:style-name="T12">F</text:span> |<text:span text:style-name="T3">|</text:span> <text:span text:style-name="T12">G</text:span> | <text:span text:style-name="T12">H</text:span> | <text:span text:style-name="T12">I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1|| <text:s text:c="2"/>| <text:s text:c="2"/>| <text:s text:c="2"/>|<text:span text:style-name="T3">|</text:span> <text:s text:c="2"/>| <text:span text:style-name="T4">8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53"/></text:span></text:p>
      <text:p text:style-name="P18">2|| <text:s text:c="2"/>| <text:s text:c="2"/>| <text:s text:c="2"/>|<text:span text:style-name="T3">|</text:span> <text:s text:c="2"/>| <text:s text:c="2"/>| <text:s text:c="2"/>|<text:span text:style-name="T3">|</text:span> <text:span text:style-name="T4">4</text:span> | <text:s text:c="2"/>| <text:span text:style-name="T4">6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3|| <text:span text:style-name="T4">9</text:span> | <text:s text:c="2"/>| <text:span text:style-name="T4">7</text:span> |<text:span text:style-name="T3">|</text:span> <text:span text:style-name="T4">5</text:span> | <text:s text:c="2"/>| <text:span text:style-name="T4">2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4|| <text:s text:c="2"/>| <text:span text:style-name="T4">2</text:span> | <text:s text:c="2"/>|<text:span text:style-name="T3">|</text:span> <text:s text:c="2"/>| <text:s text:c="2"/>| <text:span text:style-name="T4">1</text:span> |<text:span text:style-name="T3">|</text:span> <text:s text:c="2"/>| <text:s text:c="2"/>| <text:span text:style-name="T4">8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5|| <text:s text:c="2"/>| <text:s text:c="2"/>| <text:span text:style-name="T4">9</text:span> |<text:span text:style-name="T3">|</text:span> <text:span text:style-name="T4">8</text:span> | <text:span text:style-name="T4">3</text:span> | <text:s text:c="2"/>|<text:span text:style-name="T3">|</text:span> <text:span text:style-name="T4">5</text:span> 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6|| <text:s text:c="2"/>| <text:span text:style-name="T4">6</text:span> | <text:s text:c="2"/>|<text:span text:style-name="T3">|</text:span> <text:s text:c="2"/>| <text:s text:c="2"/>| <text:span text:style-name="T4">4</text:span> |<text:span text:style-name="T3">|</text:span> <text:s text:c="2"/>| <text:s text:c="2"/>| <text:span text:style-name="T4">9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7|| <text:span text:style-name="T4">1</text:span> | <text:s text:c="2"/>| <text:span text:style-name="T4">8</text:span> |<text:span text:style-name="T3">|</text:span> <text:span text:style-name="T4">3</text:span> | <text:s text:c="2"/>| <text:span text:style-name="T4">9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8|| <text:s text:c="2"/>| <text:s text:c="2"/>| <text:s text:c="2"/>|<text:span text:style-name="T3">|</text:span> <text:s text:c="2"/>| <text:span text:style-name="T17">1</text:span> | <text:s text:c="2"/>|<text:span text:style-name="T3">|</text:span> <text:span text:style-name="T4">8</text:span> | <text:s text:c="2"/>| <text:span text:style-name="T4">2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9|| <text:s text:c="2"/>| <text:s text:c="2"/>| <text:s text:c="2"/>|<text:span text:style-name="T3">|</text:span> <text:s text:c="2"/>| <text:span text:style-name="T4">7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5">Entrez la case dans laquelle placer un chiffre :<text:tab/><text:tab/><text:tab/><text:tab/><text:tab/> </text:p>
      <text:p text:style-name="P18"><text:span text:style-name="T17">U5<text:tab/><text:tab/><text:tab/><text:tab/><text:tab/><text:tab/><text:tab/><text:tab/><text:tab/><text:tab/><text:tab/><text:tab/><text:tab/><text:tab/></text:span></text:p>
      <text:p text:style-name="P18"><text:span text:style-name="T17">ERREUR – cette case est inexistante, veuillez recommencer la saisie</text:span><text:span text:style-name="T11"> <text:tab/></text:span></text:p>
      <text:p text:style-name="P18"><text:tab/><text:tab/><text:tab/><text:tab/><text:tab/><text:tab/><text:tab/><text:tab/><text:tab/><text:tab/><text:tab/><text:tab/><text:tab/><text:tab/></text:p>
      <text:p text:style-name="P15">Entrez la case dans laquelle placer un chiffre :<text:tab/><text:tab/><text:tab/><text:tab/><text:tab/></text:p>
      <text:p text:style-name="P19">A12<text:tab/><text:tab/><text:tab/><text:tab/><text:tab/><text:tab/><text:tab/><text:tab/><text:tab/><text:tab/><text:tab/><text:tab/><text:tab/><text:tab/></text:p>
      <text:p text:style-name="P18"><text:span text:style-name="T17">ERREUR – cette case est inexistante, veuillez recommencer la saisie<text:tab/></text:span></text:p>
      <text:p text:style-name="P18"><text:tab/><text:tab/><text:tab/><text:tab/><text:tab/><text:tab/><text:tab/><text:tab/><text:tab/><text:tab/><text:tab/><text:tab/><text:tab/><text:tab/></text:p>
      <text:p text:style-name="P15">Entrez la case dans laquelle placer un chiffre :<text:tab/><text:tab/><text:tab/><text:tab/><text:tab/></text:p>
      <text:p text:style-name="P31"><text:span text:style-name="T13">D1<text:tab/><text:tab/><text:tab/><text:tab/><text:tab/><text:tab/><text:tab/><text:tab/><text:tab/><text:tab/><text:tab/><text:tab/><text:tab/><text:tab/></text:span></text:p>
      <text:p text:style-name="P31"><text:span text:style-name="T13">Entrez le chiffre a placer dans la case D1 :<text:tab/><text:tab/><text:tab/><text:tab/><text:tab/><text:tab/></text:span></text:p>
      <text:p text:style-name="P31"><text:span text:style-name="T13">9<text:tab/><text:tab/><text:tab/><text:tab/><text:tab/><text:tab/><text:tab/><text:tab/><text:tab/><text:tab/><text:tab/><text:tab/><text:tab/><text:tab/></text:span></text:p>
      <text:p text:style-name="P31"><text:span text:style-name="T13">Saisie effectuée.<text:tab/><text:tab/><text:tab/><text:tab/><text:tab/><text:tab/><text:tab/><text:tab/><text:tab/><text:tab/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<text:soft-page-break/>2eme cas: La case entrée est remplie dès le début (donc inchangeable)</text:p>
      <text:p text:style-name="P8"/>
      <text:p text:style-name="P18">*|| <text:span text:style-name="T12">A</text:span> | <text:span text:style-name="T12">B</text:span> | <text:span text:style-name="T12">C</text:span> |<text:span text:style-name="T3">|</text:span> <text:span text:style-name="T12">D</text:span> | <text:span text:style-name="T12">E</text:span> | <text:span text:style-name="T12">F</text:span> |<text:span text:style-name="T3">|</text:span> <text:span text:style-name="T12">G</text:span> | <text:span text:style-name="T12">H</text:span> | <text:span text:style-name="T12">I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1|| <text:s text:c="2"/>| <text:s text:c="2"/>| <text:s text:c="2"/>|<text:span text:style-name="T3">|</text:span> <text:s text:c="2"/>| <text:span text:style-name="T4">8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53"/></text:span></text:p>
      <text:p text:style-name="P18">2|| <text:s text:c="2"/>| <text:s text:c="2"/>| <text:s text:c="2"/>|<text:span text:style-name="T3">|</text:span> <text:s text:c="2"/>| <text:s text:c="2"/>| <text:s text:c="2"/>|<text:span text:style-name="T3">|</text:span> <text:span text:style-name="T4">4</text:span> | <text:s text:c="2"/>| <text:span text:style-name="T4">6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3|| <text:span text:style-name="T4">9</text:span> | <text:s text:c="2"/>| <text:span text:style-name="T4">7</text:span> |<text:span text:style-name="T3">|</text:span> <text:span text:style-name="T4">5</text:span> | <text:s text:c="2"/>| <text:span text:style-name="T4">2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4|| <text:s text:c="2"/>| <text:span text:style-name="T4">2</text:span> | <text:s text:c="2"/>|<text:span text:style-name="T3">|</text:span> <text:s text:c="2"/>| <text:s text:c="2"/>| <text:span text:style-name="T4">1</text:span> |<text:span text:style-name="T3">|</text:span> <text:s text:c="2"/>| <text:s text:c="2"/>| <text:span text:style-name="T4">8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5|| <text:s text:c="2"/>| <text:s text:c="2"/>| <text:span text:style-name="T4">9</text:span> |<text:span text:style-name="T3">|</text:span> <text:span text:style-name="T4">8</text:span> | <text:span text:style-name="T4">3</text:span> | <text:s text:c="2"/>|<text:span text:style-name="T3">|</text:span> <text:span text:style-name="T4">5</text:span> 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6|| <text:s text:c="2"/>| <text:span text:style-name="T4">6</text:span> | <text:s text:c="2"/>|<text:span text:style-name="T3">|</text:span> <text:s text:c="2"/>| <text:s text:c="2"/>| <text:span text:style-name="T4">4</text:span> |<text:span text:style-name="T3">|</text:span> <text:s text:c="2"/>| <text:s text:c="2"/>| <text:span text:style-name="T4">9</text:span> 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8">7|| <text:span text:style-name="T4">1</text:span> | <text:s text:c="2"/>| <text:span text:style-name="T4">8</text:span> |<text:span text:style-name="T3">|</text:span> <text:span text:style-name="T4">3</text:span> | <text:s text:c="2"/>| <text:span text:style-name="T4">9</text:span> |<text:span text:style-name="T3">|</text:span> <text:s text:c="2"/>| <text:s text:c="2"/>| <text:s text:c="2"/>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8|| <text:s text:c="2"/>| <text:s text:c="2"/>| <text:s text:c="2"/>|<text:span text:style-name="T3">|</text:span> <text:s text:c="2"/>| <text:span text:style-name="T17">1</text:span> | <text:s text:c="2"/>|<text:span text:style-name="T3">|</text:span> <text:span text:style-name="T4">8</text:span> | <text:s text:c="2"/>| <text:span text:style-name="T4">2</text:span> |<text:span text:style-name="T4">|</text:span><text:span text:style-name="T11"> <text:s text:c="26"/></text:span></text:p>
      <text:p text:style-name="P18">-||---|---|---|<text:span text:style-name="T3">|</text:span>---|---|---|<text:span text:style-name="T3">|</text:span>---|---|---|<text:span text:style-name="T4">|</text:span><text:span text:style-name="T11"> <text:s text:c="26"/></text:span></text:p>
      <text:p text:style-name="P18">9|| <text:s text:c="2"/>| <text:s text:c="2"/>| <text:s text:c="2"/>|<text:span text:style-name="T3">|</text:span> <text:s text:c="2"/>| <text:span text:style-name="T4">7</text:span> | <text:s text:c="2"/>|<text:span text:style-name="T3">|</text:span> <text:s text:c="2"/>| <text:s text:c="2"/>| <text:s text:c="2"/>|<text:span text:style-name="T4">|</text:span><text:span text:style-name="T11"> <text:s text:c="26"/></text:span></text:p>
      <text:p text:style-name="P18"><text:span text:style-name="T3">=</text:span>||<text:span text:style-name="T3">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3">|===</text:span>|<text:span text:style-name="T3">===</text:span>|<text:span text:style-name="T3">===</text:span>|<text:span text:style-name="T4">|</text:span><text:span text:style-name="T11"> <text:s text:c="26"/></text:span></text:p>
      <text:p text:style-name="P15">Entrez la case dans laquelle placer un chiffre :<text:tab/><text:tab/><text:tab/><text:tab/><text:tab/> </text:p>
      <text:p text:style-name="P32"><text:span text:style-name="T14">F6<text:tab/><text:tab/><text:tab/><text:tab/><text:tab/><text:tab/><text:tab/><text:tab/><text:tab/><text:tab/><text:tab/><text:tab/><text:tab/><text:tab/></text:span></text:p>
      <text:p text:style-name="P31"><text:span text:style-name="T13">ERREUR – Vous n’avez pas le droit de modifier cette case, </text:span><text:span text:style-name="T15">veuillez <text:s text:c="2"/>recommencer la saisie<text:tab/><text:tab/><text:tab/><text:tab/><text:tab/><text:tab/><text:tab/><text:tab/><text:tab/><text:tab/></text:span></text:p>
      <text:p text:style-name="P31"><text:span text:style-name="T15"><text:tab/><text:tab/><text:tab/><text:tab/><text:tab/><text:tab/><text:tab/><text:tab/><text:tab/><text:tab/><text:tab/><text:tab/><text:tab/><text:tab/></text:span></text:p>
      <text:p text:style-name="P16"><text:span text:style-name="T20">Entrez la case dans laquelle placer un chiffre :<text:tab/><text:tab/><text:tab/><text:tab/><text:tab/></text:span></text:p>
      <text:p text:style-name="P21">I8<text:tab/><text:tab/><text:tab/><text:tab/><text:tab/><text:tab/><text:tab/><text:tab/><text:tab/><text:tab/><text:tab/><text:tab/><text:tab/><text:tab/></text:p>
      <text:p text:style-name="P20">ERREUR – Vous n’avez pas le droit de modifier cette case, <text:span text:style-name="T20">veuillez <text:s text:c="2"/>recommencer la saisie<text:tab/><text:tab/><text:tab/><text:tab/><text:tab/><text:tab/><text:tab/><text:tab/><text:tab/><text:tab/></text:span></text:p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étails a propos du fonctionnement et ds erreurs :</text:p>
      <text:p text:style-name="P8"/>
      <text:p text:style-name="P10">Précisions :</text:p>
      <text:p text:style-name="P11">nb = nombre entré (<text:span text:style-name="T8">de </text:span>0 <text:span text:style-name="T8">a</text:span> 9)</text:p>
      <text:p text:style-name="P11">case = case choisie (<text:span text:style-name="T8">de </text:span>A<text:span text:style-name="T8">1, B1, C1...</text:span> <text:span text:style-name="T8">a</text:span> … <text:span text:style-name="T8">H9, </text:span>I9)</text:p>
      <text:p text:style-name="P3"/>
      <text:p text:style-name="P4"><text:span text:style-name="T9">Des </text:span>erreurs <text:span text:style-name="T9">apparaitrons</text:span>:</text:p>
      <text:p text:style-name="P4">-si nb &gt; <text:span text:style-name="T5">9 </text:span><text:span text:style-name="T9">(on demande une nouvelle valeur)</text:span></text:p>
      <text:p text:style-name="P2">-si nb &lt; 0 <text:span text:style-name="T9">(on demande une nouvelle valeur)</text:span></text:p>
      <text:p text:style-name="P5"><text:soft-page-break/>-si nb != int <text:span text:style-name="T9">(on demande une nouvelle valeur)</text:span></text:p>
      <text:p text:style-name="P5">-si nb déjà sur la ligne <text:span text:style-name="T9">(on affiche le problème et annule la saisie)</text:span></text:p>
      <text:p text:style-name="P5">-si nb déjà dans la colonne <text:span text:style-name="T9">(on affiche le problème et annule la saisie)</text:span></text:p>
      <text:p text:style-name="P5">-si nb déjà dans la case <text:span text:style-name="T9">(on affiche le problème et annule la saisie)</text:span></text:p>
      <text:p text:style-name="P4"/>
      <text:p text:style-name="P5">-si <text:span text:style-name="T5">case n’existe pas </text:span><text:span text:style-name="T10">(que ce soit la colonne ou la ligne)</text:span><text:span text:style-name="T9">(on affiche le problème et annule la saisie)</text:span></text:p>
      <text:p text:style-name="P2">-si case est un élément de la grille de base <text:span text:style-name="T9">(on affiche le problème et annule la saisie)</text:span></text:p>
      <text:p text:style-name="P6">-si case est déjà remplie (dans ce cas on demande une confirmation, donc pas vraiment une erreur)</text:p>
      <text:p text:style-name="P4"/>
      <text:p text:style-name="P6">début du jeu : affichage d’un message de bienvenue puis affichage de la grille</text:p>
      <text:p text:style-name="P6">fin du jeu (quand tout est rempli) : messge de fin + affichage de la grille<text:span text:style-name="T10"> et du nombre d’erreurs</text:span></text:p>
      <text:p text:style-name="P6"/>
      <text:p text:style-name="P7">chaque tour : </text:p>
      <text:p text:style-name="P7">-<text:span text:style-name="T10">Message et saisie du choix de colonne puis de ligne </text:span></text:p>
      <text:p text:style-name="P7">-affichage de la grille actualisée OU d’un message d’erreur</text:p>
      <text:p text:style-name="P7"/>
      <text:p text:style-name="P9">*Il est possible que les colonnes soient nommées avec des numéros si c’est plus simp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53:40.489820219</meta:creation-date>
    <dc:date>2023-10-20T10:15:50.999465906</dc:date>
    <meta:editing-duration>PT31M35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5" meta:paragraph-count="167" meta:word-count="1567" meta:character-count="11235" meta:non-whitespace-character-count="5601"/>
  </office:meta>
</office:document-meta>
</file>